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in" fo:margin-bottom="0in" style:contextual-spacing="false" fo:text-align="justify" style:justify-single-word="false"/>
      <style:text-properties fo:font-size="2pt" style:font-size-asian="2pt" style:font-size-complex="2pt"/>
    </style:style>
    <style:style style:name="P2" style:family="paragraph" style:parent-style-name="Text_20_body">
      <style:paragraph-properties fo:margin-top="0in" fo:margin-bottom="0in" style:contextual-spacing="false" fo:text-align="justify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Heading_20_3">
      <style:paragraph-properties fo:text-align="justify" style:justify-single-word="false"/>
    </style:style>
    <style:style style:name="P5" style:family="paragraph" style:parent-style-name="Heading_20_4">
      <style:paragraph-properties fo:text-align="justify" style:justify-single-word="false"/>
    </style:style>
    <style:style style:name="P6" style:family="paragraph" style:parent-style-name="Table_20_Contents">
      <style:paragraph-properties fo:text-align="justify" style:justify-single-word="false"/>
      <style:text-properties fo:font-weight="bold"/>
    </style:style>
    <style:style style:name="P7" style:family="paragraph" style:parent-style-name="Table_20_Contents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/>
      <style:text-properties officeooo:rsid="001a7114" officeooo:paragraph-rsid="001c56d7"/>
    </style:style>
    <style:style style:name="P9" style:family="paragraph" style:parent-style-name="Text_20_body" style:list-style-name="L1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/>
      <style:text-properties officeooo:paragraph-rsid="001bb63d"/>
    </style:style>
    <style:style style:name="P11" style:family="paragraph" style:parent-style-name="Text_20_body">
      <style:paragraph-properties fo:text-align="justify" style:justify-single-word="false"/>
      <style:text-properties officeooo:rsid="001a7114" officeooo:paragraph-rsid="001a7114"/>
    </style:style>
    <style:style style:name="P12" style:family="paragraph" style:parent-style-name="Text_20_body">
      <style:paragraph-properties fo:text-align="justify" style:justify-single-word="false"/>
      <style:text-properties officeooo:rsid="001a7114" officeooo:paragraph-rsid="001bb63d"/>
    </style:style>
    <style:style style:name="P13" style:family="paragraph" style:parent-style-name="Text_20_body">
      <style:paragraph-properties fo:text-align="justify" style:justify-single-word="false"/>
      <style:text-properties fo:font-weight="bold" officeooo:rsid="001a7114" officeooo:paragraph-rsid="001a7114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weight="bold" officeooo:rsid="001a7114" officeooo:paragraph-rsid="001e3a5c" style:font-weight-asian="bold" style:font-weight-complex="bold"/>
    </style:style>
    <style:style style:name="P15" style:family="paragraph" style:parent-style-name="Text_20_body" style:list-style-name="L1">
      <style:paragraph-properties fo:margin-top="0in" fo:margin-bottom="0in" style:contextual-spacing="false" fo:text-align="justify" style:justify-single-word="false"/>
    </style:style>
    <style:style style:name="P16" style:family="paragraph" style:parent-style-name="Heading_20_2">
      <style:paragraph-properties fo:text-align="justify" style:justify-single-word="false"/>
      <style:text-properties officeooo:rsid="001a7114" officeooo:paragraph-rsid="001a7114"/>
    </style:style>
    <style:style style:name="P17" style:family="paragraph" style:parent-style-name="Table_20_Contents">
      <style:paragraph-properties fo:text-align="justify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1e3a5c" officeooo:paragraph-rsid="001e3a5c" style:font-weight-asian="bold" style:font-weight-complex="bold"/>
    </style:style>
    <style:style style:name="T1" style:family="text">
      <style:text-properties officeooo:rsid="001bb63d"/>
    </style:style>
    <style:style style:name="T2" style:family="text">
      <style:text-properties officeooo:rsid="001a7114"/>
    </style:style>
    <style:style style:name="T3" style:family="text">
      <style:text-properties officeooo:rsid="001c56d7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c56d7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2">\subsubsection{Comparison between the package “dizzysNewInf” and other packages}</text:h>
      <text:p text:style-name="P12">((( Description du modèle (ce qui correspond au package R) <text:s text:c="3"/>comparaison avec ce qui existe déjà en termes de (1) possibilité (ce que l’on peut faire) et de (2) rapidité. En gros il y a un compromis entre flexibilité et rapidité. Il faut que tu montres où ce situe ton package. Par exemple, sous R, à comparer avec “adaptivetau” et “GillespieSSA”. Voir aussi les autres outils qu’il existe (par exemple ceux développés par Petzold <text:a xlink:type="simple" xlink:href="http://www.cs.ucsb.edu/~cse/index2.php?publications.php">http://www.cs.ucsb.edu/~cse/index2.php?publications.php</text:a>))</text:p>
      <text:p text:style-name="P10"><text:span text:style-name="T1">1, D</text:span>o thi hien thi nhu nhauPeak of epidemic giong nhauDuration nhu nhauThi bao no giong nhau chu sao</text:p>
      <text:p text:style-name="P10"><text:span text:style-name="T1">2, </text:span>test Kolmogorov Smirnov</text:p>
      <text:p text:style-name="P10"><text:span text:style-name="T1">3, </text:span>Kullback-Leibler Divergence</text:p>
      <text:p text:style-name="P10"><text:span text:style-name="T2">))))</text:span></text:p>
      <text:p text:style-name="P11"><text:s text:c="4"/></text:p>
      <text:p text:style-name="P13">\textbf{a.GillespieSSA}\\</text:p>
      <text:p text:style-name="P11"><text:a xlink:type="simple" xlink:href="https://cran.r-project.org/web/packages/GillespieSSA/index.html">https://cran.r-project.org/web/packages/GillespieSSA/index.html</text:a></text:p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p text:style-name="P8"><text:span text:style-name="T5">P</text:span><text:span text:style-name="T4">ossibility (that </text:span><text:span text:style-name="T5">we </text:span><text:span text:style-name="T4">can </text:span><text:span text:style-name="T5">do</text:span><text:span text:style-name="T4">)</text:span></text:p>
          </table:table-cell>
          <table:covered-table-cell/>
        </table:table-row>
        <table:table-row>
          <table:table-cell table:style-name="Table1.A2" office:value-type="string">
            <text:p text:style-name="P18">DizzysNewInf</text:p>
          </table:table-cell>
          <table:table-cell table:style-name="Table1.B2" office:value-type="string">
            <text:p text:style-name="P14">GillespieSSA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</table:table>
      <text:p text:style-name="P11"/>
      <text:p text:style-name="P11">%%%%%%%%%%</text:p>
      <text:p text:style-name="P11"/>
      <text:p text:style-name="P13">\textbf{b.adaptivetau}\\</text:p>
      <text:p text:style-name="P11"/>
      <text:p text:style-name="P11">%%%%%%</text:p>
      <text:p text:style-name="P11"/>
      <text:p text:style-name="P13">\textbf{c.EpiDynamics}\\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2T18:45:30.319059181</meta:creation-date>
    <dc:date>2016-05-25T15:14:28.993388560</dc:date>
    <meta:editing-duration>PT34M33S</meta:editing-duration>
    <meta:editing-cycles>5</meta:editing-cycles>
    <meta:generator>LibreOffice/4.2.8.2$Linux_X86_64 LibreOffice_project/420m0$Build-2</meta:generator>
    <meta:document-statistic meta:table-count="1" meta:image-count="0" meta:object-count="0" meta:page-count="1" meta:paragraph-count="16" meta:word-count="123" meta:character-count="937" meta:non-whitespace-character-count="822"/>
  </office:meta>
</office:document-meta>
</file>